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852cm" style:use-optimal-column-width="false" fo:break-before="auto"/>
    </style:style>
    <style:style style:family="table-column" style:name="co3">
      <style:table-column-properties style:column-width="1.667cm" style:use-optimal-column-width="false" fo:break-before="auto"/>
    </style:style>
    <style:style style:family="table-column" style:name="co4">
      <style:table-column-properties style:column-width="1.72cm" style:use-optimal-column-width="false" fo:break-before="auto"/>
    </style:style>
    <style:style style:family="table-column" style:name="co5">
      <style:table-column-properties style:column-width="4.869cm" style:use-optimal-column-width="false" fo:break-before="auto"/>
    </style:style>
    <style:style style:family="table-column" style:name="co6">
      <style:table-column-properties style:column-width="1.72cm" style:use-optimal-column-width="false" fo:break-before="auto"/>
    </style:style>
    <style:style style:family="table-column" style:name="co7">
      <style:table-column-properties style:column-width="0.5027cm" style:use-optimal-column-width="false" fo:break-before="auto"/>
    </style:style>
    <style:style style:family="table-column" style:name="co8">
      <style:table-column-properties style:column-width="1.164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0.6086cm" style:use-optimal-column-width="false" fo:break-before="auto"/>
    </style:style>
    <style:style style:family="table-column" style:name="co11">
      <style:table-column-properties style:column-width="0.6615cm" style:use-optimal-column-width="false" fo:break-before="auto"/>
    </style:style>
    <style:style style:family="table-column" style:name="co12">
      <style:table-column-properties style:column-width="0.7144cm" style:use-optimal-column-width="false" fo:break-before="auto"/>
    </style:style>
    <style:style style:family="table-column" style:name="co13">
      <style:table-column-properties style:column-width="0.7938cm" style:use-optimal-column-width="false" fo:break-before="auto"/>
    </style:style>
    <style:style style:family="table-column" style:name="co14">
      <style:table-column-properties style:column-width="0.8732cm" style:use-optimal-column-width="false" fo:break-before="auto"/>
    </style:style>
    <style:style style:family="table-column" style:name="co15">
      <style:table-column-properties style:column-width="0.9526cm" style:use-optimal-column-width="false" fo:break-before="auto"/>
    </style:style>
    <style:style style:family="table-column" style:name="co16">
      <style:table-column-properties style:column-width="1.032cm" style:use-optimal-column-width="false" fo:break-before="auto"/>
    </style:style>
    <style:style style:family="table-column" style:name="co17">
      <style:table-column-properties style:column-width="1.138cm" style:use-optimal-column-width="false" fo:break-before="auto"/>
    </style:style>
    <style:style style:family="table-column" style:name="co18">
      <style:table-column-properties style:column-width="1.244cm" style:use-optimal-column-width="false" fo:break-before="auto"/>
    </style:style>
    <style:style style:family="table-column" style:name="co19">
      <style:table-column-properties style:column-width="1.376cm" style:use-optimal-column-width="false" fo:break-before="auto"/>
    </style:style>
    <style:style style:family="table-column" style:name="co20">
      <style:table-column-properties style:column-width="1.508cm" style:use-optimal-column-width="false" fo:break-before="auto"/>
    </style:style>
    <style:style style:family="table-column" style:name="co21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4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4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4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4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4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45pt" style:use-optimal-row-height="false" fo:break-before="auto"/>
    </style:style>
    <style:style style:family="text" style:name="T128">
      <style:text-properties fo:color="#000000" fo:font-family="Calibri" fo:font-size="10pt" fo:font-style="normal" style:text-underline-type="none" fo:font-weight="normal"/>
    </style:style>
    <style:style style:family="table-row" style:name="ro127">
      <style:table-row-properties style:row-height="13.45pt" style:use-optimal-row-height="false" fo:break-before="auto"/>
    </style:style>
    <style:style style:family="text" style:name="T129">
      <style:text-properties fo:color="#000000" fo:font-family="Calibri" fo:font-size="10pt" fo:font-style="normal" style:text-underline-type="none" fo:font-weight="normal"/>
    </style:style>
    <style:style style:family="table-row" style:name="ro128">
      <style:table-row-properties style:row-height="13.45pt" style:use-optimal-row-height="false" fo:break-before="auto"/>
    </style:style>
    <style:style style:family="text" style:name="T130">
      <style:text-properties fo:color="#000000" fo:font-family="Calibri" fo:font-size="10pt" fo:font-style="normal" style:text-underline-type="none" fo:font-weight="normal"/>
    </style:style>
    <style:style style:family="table-row" style:name="ro129">
      <style:table-row-properties style:row-height="13.45pt" style:use-optimal-row-height="false" fo:break-before="auto"/>
    </style:style>
    <style:style style:family="text" style:name="T131">
      <style:text-properties fo:color="#000000" fo:font-family="Calibri" fo:font-size="10pt" fo:font-style="normal" style:text-underline-type="none" fo:font-weight="normal"/>
    </style:style>
    <style:style style:family="table-row" style:name="ro130">
      <style:table-row-properties style:row-height="13.45pt" style:use-optimal-row-height="false" fo:break-before="auto"/>
    </style:style>
    <style:style style:family="text" style:name="T132">
      <style:text-properties fo:color="#000000" fo:font-family="Calibri" fo:font-size="10pt" fo:font-style="normal" style:text-underline-type="none" fo:font-weight="normal"/>
    </style:style>
    <style:style style:family="table-row" style:name="ro131">
      <style:table-row-properties style:row-height="13.45pt" style:use-optimal-row-height="false" fo:break-before="auto"/>
    </style:style>
    <style:style style:family="text" style:name="T133">
      <style:text-properties fo:color="#000000" fo:font-family="Calibri" fo:font-size="10pt" fo:font-style="normal" style:text-underline-type="none" fo:font-weight="normal"/>
    </style:style>
    <style:style style:family="table-row" style:name="ro132">
      <style:table-row-properties style:row-height="13.45pt" style:use-optimal-row-height="false" fo:break-before="auto"/>
    </style:style>
    <style:style style:family="text" style:name="T134">
      <style:text-properties fo:color="#000000" fo:font-family="Calibri" fo:font-size="10pt" fo:font-style="normal" style:text-underline-type="none" fo:font-weight="normal"/>
    </style:style>
    <style:style style:family="table-row" style:name="ro133">
      <style:table-row-properties style:row-height="13.45pt" style:use-optimal-row-height="false" fo:break-before="auto"/>
    </style:style>
    <style:style style:family="text" style:name="T135">
      <style:text-properties fo:color="#000000" fo:font-family="Calibri" fo:font-size="10pt" fo:font-style="normal" style:text-underline-type="none" fo:font-weight="normal"/>
    </style:style>
    <style:style style:family="table-row" style:name="ro134">
      <style:table-row-properties style:row-height="13.45pt" style:use-optimal-row-height="false" fo:break-before="auto"/>
    </style:style>
    <style:style style:family="text" style:name="T136">
      <style:text-properties fo:color="#000000" fo:font-family="Calibri" fo:font-size="10pt" fo:font-style="normal" style:text-underline-type="none" fo:font-weight="normal"/>
    </style:style>
    <style:style style:family="table-row" style:name="ro135">
      <style:table-row-properties style:row-height="13.45pt" style:use-optimal-row-height="false" fo:break-before="auto"/>
    </style:style>
    <style:style style:family="text" style:name="T137">
      <style:text-properties fo:color="#000000" fo:font-family="Calibri" fo:font-size="10pt" fo:font-style="normal" style:text-underline-type="none" fo:font-weight="normal"/>
    </style:style>
    <style:style style:family="table-row" style:name="ro136">
      <style:table-row-properties style:row-height="13.45pt" style:use-optimal-row-height="false" fo:break-before="auto"/>
    </style:style>
    <style:style style:family="text" style:name="T138">
      <style:text-properties fo:color="#000000" fo:font-family="Calibri" fo:font-size="10pt" fo:font-style="normal" style:text-underline-type="none" fo:font-weight="normal"/>
    </style:style>
    <style:style style:family="table-row" style:name="ro137">
      <style:table-row-properties style:row-height="13.5pt" style:use-optimal-row-height="false" fo:break-before="auto"/>
    </style:style>
    <style:style style:family="text" style:name="T139">
      <style:text-properties fo:color="#000000" fo:font-family="Calibri" fo:font-size="10pt" fo:font-style="normal" style:text-underline-type="none" fo:font-weight="normal"/>
    </style:style>
    <style:style style:family="table-row" style:name="ro138">
      <style:table-row-properties style:row-height="13.5pt" style:use-optimal-row-height="false" fo:break-before="auto"/>
    </style:style>
    <style:style style:family="text" style:name="T140">
      <style:text-properties fo:color="#000000" fo:font-family="Calibri" fo:font-size="10pt" fo:font-style="normal" style:text-underline-type="none" fo:font-weight="normal"/>
    </style:style>
    <style:style style:family="table-row" style:name="ro139">
      <style:table-row-properties style:row-height="13.5pt" style:use-optimal-row-height="false" fo:break-before="auto"/>
    </style:style>
    <style:style style:family="text" style:name="T141">
      <style:text-properties fo:color="#000000" fo:font-family="Calibri" fo:font-size="10pt" fo:font-style="normal" style:text-underline-type="none" fo:font-weight="normal"/>
    </style:style>
    <style:style style:family="table-row" style:name="ro140">
      <style:table-row-properties style:row-height="13.5pt" style:use-optimal-row-height="false" fo:break-before="auto"/>
    </style:style>
    <style:style style:family="text" style:name="T142">
      <style:text-properties fo:color="#000000" fo:font-family="Calibri" fo:font-size="10pt" fo:font-style="normal" style:text-underline-type="none" fo:font-weight="normal"/>
    </style:style>
    <style:style style:family="table-row" style:name="ro141">
      <style:table-row-properties style:row-height="13.5pt" style:use-optimal-row-height="false" fo:break-before="auto"/>
    </style:style>
    <style:style style:family="text" style:name="T143">
      <style:text-properties fo:color="#000000" fo:font-family="Calibri" fo:font-size="10pt" fo:font-style="normal" style:text-underline-type="none" fo:font-weight="normal"/>
    </style:style>
    <style:style style:family="table-row" style:name="ro142">
      <style:table-row-properties style:row-height="13.5pt" style:use-optimal-row-height="false" fo:break-before="auto"/>
    </style:style>
    <style:style style:family="text" style:name="T144">
      <style:text-properties fo:color="#000000" fo:font-family="Calibri" fo:font-size="10pt" fo:font-style="normal" style:text-underline-type="none" fo:font-weight="normal"/>
    </style:style>
    <style:style style:family="table-row" style:name="ro143">
      <style:table-row-properties style:row-height="13.5pt" style:use-optimal-row-height="false" fo:break-before="auto"/>
    </style:style>
    <style:style style:family="text" style:name="T145">
      <style:text-properties fo:color="#000000" fo:font-family="Calibri" fo:font-size="10pt" fo:font-style="normal" style:text-underline-type="none" fo:font-weight="normal"/>
    </style:style>
    <style:style style:family="table-row" style:name="ro144">
      <style:table-row-properties style:row-height="13.5pt" style:use-optimal-row-height="false" fo:break-before="auto"/>
    </style:style>
    <style:style style:family="text" style:name="T146">
      <style:text-properties fo:color="#000000" fo:font-family="Calibri" fo:font-size="10pt" fo:font-style="normal" style:text-underline-type="none" fo:font-weight="normal"/>
    </style:style>
    <style:style style:family="table-row" style:name="ro145">
      <style:table-row-properties style:row-height="13.5pt" style:use-optimal-row-height="false" fo:break-before="auto"/>
    </style:style>
    <style:style style:family="table-row" style:name="ro146">
      <style:table-row-properties style:row-height="13.5pt" style:use-optimal-row-height="false" fo:break-before="auto"/>
    </style:style>
    <style:style style:family="table-row" style:name="ro147">
      <style:table-row-properties style:row-height="13.5pt" style:use-optimal-row-height="false" fo:break-before="auto"/>
    </style:style>
    <style:style style:family="table-row" style:name="ro148">
      <style:table-row-properties style:row-height="13.5pt" style:use-optimal-row-height="false" fo:break-before="auto"/>
    </style:style>
    <style:style style:family="table-row" style:name="ro149">
      <style:table-row-properties style:row-height="13.5pt" style:use-optimal-row-height="false" fo:break-before="auto"/>
    </style:style>
    <style:style style:family="table-row" style:name="ro150">
      <style:table-row-properties style:row-height="13.5pt" style:use-optimal-row-height="false" fo:break-before="auto"/>
    </style:style>
    <style:style style:family="table-row" style:name="ro151">
      <style:table-row-properties style:row-height="13.5pt" style:use-optimal-row-height="false" fo:break-before="auto"/>
    </style:style>
    <style:style style:family="table-row" style:name="ro152">
      <style:table-row-properties style:row-height="13.5pt" style:use-optimal-row-height="false" fo:break-before="auto"/>
    </style:style>
    <style:style style:family="table-row" style:name="ro153">
      <style:table-row-properties style:row-height="13.5pt" style:use-optimal-row-height="false" fo:break-before="auto"/>
    </style:style>
    <style:style style:family="table-row" style:name="ro154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style-name="co20" table:default-cell-style-name="ce4"/>
        <table:table-column table:number-columns-repeated="100" table:style-name="co21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style-name="ce5"/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5" office:value-type="time" office:time-value="PT14H00M00S"/>
          <table:table-cell table:style-name="ce5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5" table:formula="of:=[.C2]-[.B2]" office:value-type="time" office:time-value="PT00H29M59S"/>
          <table:table-cell/>
          <table:table-cell table:formula="of:=SUM([.E$1:.E$1048576])*24" office:value-type="float" office:value="233.86500000000007">
            <text:p>233.86500000000007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5" office:value-type="time" office:time-value="PT15H45M00S"/>
          <table:table-cell table:style-name="ce5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5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5" office:value-type="time" office:time-value="PT16H20M00S"/>
          <table:table-cell table:style-name="ce5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5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5" office:value-type="time" office:time-value="PT15H19M59S"/>
          <table:table-cell table:style-name="ce5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5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5" office:value-type="time" office:time-value="PT16H25M00S"/>
          <table:table-cell table:style-name="ce5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5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5" office:value-type="time" office:time-value="PT17H40M00S"/>
          <table:table-cell table:style-name="ce5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5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5" office:value-type="time" office:time-value="PT10H55M00S"/>
          <table:table-cell table:style-name="ce5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5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5" office:value-type="time" office:time-value="PT15H30M00S"/>
          <table:table-cell table:style-name="ce5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5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5" office:value-type="time" office:time-value="PT15H00M00S"/>
          <table:table-cell table:style-name="ce5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5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5" office:value-type="time" office:time-value="PT13H55M00S"/>
          <table:table-cell table:style-name="ce5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5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5" office:value-type="time" office:time-value="PT19H20M00S"/>
          <table:table-cell table:style-name="ce5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5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5" office:value-type="time" office:time-value="PT16H49M59S"/>
          <table:table-cell table:style-name="ce5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5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5" office:value-type="time" office:time-value="PT15H30M00S"/>
          <table:table-cell table:style-name="ce5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5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5" office:value-type="time" office:time-value="PT14H10M00S"/>
          <table:table-cell table:style-name="ce5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5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5" office:value-type="time" office:time-value="PT17H10M00S"/>
          <table:table-cell table:style-name="ce5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5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5" office:value-type="time" office:time-value="PT20H20M00S"/>
          <table:table-cell table:style-name="ce5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5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5" office:value-type="time" office:time-value="PT11H00M00S"/>
          <table:table-cell table:style-name="ce5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5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5" office:value-type="time" office:time-value="PT10H25M00S"/>
          <table:table-cell table:style-name="ce5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5" table:formula="of:=[.C19]-[.B19]" office:value-type="time" office:time-value="PT03H30M00S"/>
          <table:table-cell table:style-name="ce5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5" office:value-type="time" office:time-value="PT11H40M00S"/>
          <table:table-cell table:style-name="ce5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5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5" office:value-type="time" office:time-value="PT11H00M00S"/>
          <table:table-cell table:style-name="ce5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5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5" office:value-type="time" office:time-value="PT12H30M00S"/>
          <table:table-cell table:style-name="ce5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5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5" office:value-type="time" office:time-value="PT16H00M00S"/>
          <table:table-cell table:style-name="ce5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5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5" office:value-type="time" office:time-value="PT14H45M00S"/>
          <table:table-cell table:style-name="ce5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5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5" office:value-type="time" office:time-value="PT16H00M00S"/>
          <table:table-cell table:style-name="ce5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5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5" office:value-type="time" office:time-value="PT20H15M00S"/>
          <table:table-cell table:style-name="ce5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5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5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5" office:value-type="time" office:time-value="PT13H45M00S"/>
          <table:table-cell table:style-name="ce5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5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5" office:value-type="time" office:time-value="PT19H50M00S"/>
          <table:table-cell table:style-name="ce5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5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5" office:value-type="time" office:time-value="PT17H10M00S"/>
          <table:table-cell table:style-name="ce5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5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5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5" office:value-type="time" office:time-value="PT16H20M00S"/>
          <table:table-cell table:style-name="ce5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5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5" office:value-type="time" office:time-value="PT18H45M00S"/>
          <table:table-cell table:style-name="ce5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5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5" office:value-type="time" office:time-value="PT18H35M00S"/>
          <table:table-cell table:style-name="ce5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5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5" office:value-type="time" office:time-value="PT18H00M00S"/>
          <table:table-cell table:style-name="ce5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5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5" office:value-type="time" office:time-value="PT19H20M00S"/>
          <table:table-cell table:style-name="ce5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5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5" office:value-type="time" office:time-value="PT18H45M00S"/>
          <table:table-cell table:style-name="ce5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5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5" office:value-type="time" office:time-value="PT21H30M00S"/>
          <table:table-cell table:style-name="ce5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5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5" office:value-type="time" office:time-value="PT19H20M00S"/>
          <table:table-cell table:style-name="ce5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5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5" office:value-type="time" office:time-value="PT19H50M00S"/>
          <table:table-cell table:style-name="ce5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5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5" office:value-type="time" office:time-value="PT20H40M00S"/>
          <table:table-cell table:style-name="ce5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5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5" office:value-type="time" office:time-value="PT14H05M00S"/>
          <table:table-cell table:style-name="ce5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5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5" office:value-type="time" office:time-value="PT16H49M59S"/>
          <table:table-cell table:style-name="ce5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5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5" office:value-type="time" office:time-value="PT17H40M00S"/>
          <table:table-cell table:style-name="ce5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5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5" office:value-type="time" office:time-value="PT22H14M00S"/>
          <table:table-cell table:style-name="ce5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5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5" office:value-type="time" office:time-value="PT18H49M00S"/>
          <table:table-cell table:style-name="ce5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5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5" office:value-type="time" office:time-value="PT18H15M00S"/>
          <table:table-cell table:style-name="ce5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5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5" office:value-type="time" office:time-value="PT21H00M00S"/>
          <table:table-cell table:style-name="ce5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5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5" office:value-type="time" office:time-value="PT21H20M00S"/>
          <table:table-cell table:style-name="ce5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5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5" office:value-type="time" office:time-value="PT00H30M00S"/>
          <table:table-cell table:style-name="ce5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5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5" office:value-type="time" office:time-value="PT18H10M00S"/>
          <table:table-cell table:style-name="ce5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5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5" office:value-type="time" office:time-value="PT21H00M00S"/>
          <table:table-cell table:style-name="ce5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5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5" office:value-type="time" office:time-value="PT00H30M00S"/>
          <table:table-cell table:style-name="ce5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5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5" office:value-type="time" office:time-value="PT21H05M00S"/>
          <table:table-cell table:style-name="ce5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5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5" office:value-type="time" office:time-value="PT10H10M00S"/>
          <table:table-cell table:style-name="ce5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5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5" office:value-type="time" office:time-value="PT10H55M00S"/>
          <table:table-cell table:style-name="ce5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5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5" office:value-type="time" office:time-value="PT12H40M00S"/>
          <table:table-cell table:style-name="ce5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5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5" office:value-type="time" office:time-value="PT15H46M00S"/>
          <table:table-cell table:style-name="ce5" office:value-type="time" office:time-value="PT17H40M00S"/>
          <table:table-cell office:value-type="string">
            <text:p><text:span text:style-name="T61">Ads CUD</text:span></text:p>
          </table:table-cell>
          <table:table-cell table:style-name="ce5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5" office:value-type="time" office:time-value="PT16H40M00S"/>
          <table:table-cell table:style-name="ce5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5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5" office:value-type="time" office:time-value="PT20H50M00S"/>
          <table:table-cell table:style-name="ce5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5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5" office:value-type="time" office:time-value="PT22H15M00S"/>
          <table:table-cell table:style-name="ce5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5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5" office:value-type="time" office:time-value="PT01H50M00S"/>
          <table:table-cell table:style-name="ce5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5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5" office:value-type="time" office:time-value="PT19H30M00S"/>
          <table:table-cell table:style-name="ce5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5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5" office:value-type="time" office:time-value="PT00H00M00S"/>
          <table:table-cell table:style-name="ce5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5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5" office:value-type="time" office:time-value="PT03H00M00S"/>
          <table:table-cell table:style-name="ce5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5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5" office:value-type="time" office:time-value="PT11H55M00S"/>
          <table:table-cell table:style-name="ce5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5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5" office:value-type="time" office:time-value="PT12H45M00S"/>
          <table:table-cell table:style-name="ce5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5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5" office:value-type="time" office:time-value="PT18H42M00S"/>
          <table:table-cell table:style-name="ce5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5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5" office:value-type="time" office:time-value="PT16H55M00S"/>
          <table:table-cell table:style-name="ce5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5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5" office:value-type="time" office:time-value="PT01H15M00S"/>
          <table:table-cell table:style-name="ce5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5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5" office:value-type="time" office:time-value="PT01H54M59S"/>
          <table:table-cell table:style-name="ce5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5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5" office:value-type="time" office:time-value="PT02H20M00S"/>
          <table:table-cell table:style-name="ce5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5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5" office:value-type="time" office:time-value="PT04H05M00S"/>
          <table:table-cell table:style-name="ce5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5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5" office:value-type="time" office:time-value="PT20H50M00S"/>
          <table:table-cell table:style-name="ce5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5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5" office:value-type="time" office:time-value="PT18H19M59S"/>
          <table:table-cell table:style-name="ce5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5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5" office:value-type="time" office:time-value="PT19H40M00S"/>
          <table:table-cell table:style-name="ce5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5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5" office:value-type="time" office:time-value="PT17H50M00S"/>
          <table:table-cell table:style-name="ce5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5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5" office:value-type="time" office:time-value="PT18H40M00S"/>
          <table:table-cell table:style-name="ce5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5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5" office:value-type="time" office:time-value="PT17H00M00S"/>
          <table:table-cell table:style-name="ce5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5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5" office:value-type="time" office:time-value="PT18H40M00S"/>
          <table:table-cell table:style-name="ce5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5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5" office:value-type="time" office:time-value="PT15H40M00S"/>
          <table:table-cell table:style-name="ce5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5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5" office:value-type="time" office:time-value="PT17H20M00S"/>
          <table:table-cell table:style-name="ce5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5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5" office:value-type="time" office:time-value="PT19H20M00S"/>
          <table:table-cell table:style-name="ce5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5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5" office:value-type="time" office:time-value="PT20H30M00S"/>
          <table:table-cell table:style-name="ce5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5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5" office:value-type="time" office:time-value="PT15H19M59S"/>
          <table:table-cell table:style-name="ce5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5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5" office:value-type="time" office:time-value="PT18H50M00S"/>
          <table:table-cell table:style-name="ce5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5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5" office:value-type="time" office:time-value="PT20H50M00S"/>
          <table:table-cell table:style-name="ce5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5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5" office:value-type="time" office:time-value="PT21H40M00S"/>
          <table:table-cell table:style-name="ce5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5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5" office:value-type="time" office:time-value="PT11H35M00S"/>
          <table:table-cell table:style-name="ce5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5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5" office:value-type="time" office:time-value="PT13H49M59S"/>
          <table:table-cell table:style-name="ce5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5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5" office:value-type="time" office:time-value="PT15H50M00S"/>
          <table:table-cell table:style-name="ce5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5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5" office:value-type="time" office:time-value="PT21H20M00S"/>
          <table:table-cell table:style-name="ce5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5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6" office:value-type="date" office:date-value="2022-06-04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5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6" office:value-type="date" office:date-value="2022-06-04"/>
          <table:table-cell table:style-name="ce5" office:value-type="time" office:time-value="PT17H50M00S"/>
          <table:table-cell table:style-name="ce5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5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6" office:value-type="date" office:date-value="2022-06-04"/>
          <table:table-cell table:style-name="ce5" office:value-type="time" office:time-value="PT21H00M00S"/>
          <table:table-cell table:style-name="ce5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5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6" office:value-type="date" office:date-value="2022-06-05"/>
          <table:table-cell table:style-name="ce5" office:value-type="time" office:time-value="PT18H30M00S"/>
          <table:table-cell table:style-name="ce5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5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6" office:value-type="date" office:date-value="2022-06-06"/>
          <table:table-cell table:style-name="ce5" office:value-type="time" office:time-value="PT15H30M00S"/>
          <table:table-cell table:style-name="ce5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5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6" office:value-type="date" office:date-value="2022-06-06"/>
          <table:table-cell table:style-name="ce5" office:value-type="time" office:time-value="PT17H25M00S"/>
          <table:table-cell table:style-name="ce5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5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6" office:value-type="date" office:date-value="2022-06-06"/>
          <table:table-cell table:style-name="ce5" office:value-type="time" office:time-value="PT20H20M00S"/>
          <table:table-cell table:style-name="ce5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5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6" office:value-type="date" office:date-value="2022-06-12"/>
          <table:table-cell table:style-name="ce5" office:value-type="time" office:time-value="PT12H00M00S"/>
          <table:table-cell table:style-name="ce5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5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6" office:value-type="date" office:date-value="2022-06-12"/>
          <table:table-cell table:style-name="ce5" office:value-type="time" office:time-value="PT13H55M00S"/>
          <table:table-cell table:style-name="ce5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5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6" office:value-type="date" office:date-value="2022-06-13"/>
          <table:table-cell table:style-name="ce5" office:value-type="time" office:time-value="PT23H00M00S"/>
          <table:table-cell table:style-name="ce5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5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6" office:value-type="date" office:date-value="2022-06-16"/>
          <table:table-cell table:style-name="ce5" office:value-type="time" office:time-value="PT01H30M00S"/>
          <table:table-cell table:style-name="ce5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5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6" office:value-type="date" office:date-value="2022-06-16"/>
          <table:table-cell table:style-name="ce5" office:value-type="time" office:time-value="PT13H10M00S"/>
          <table:table-cell table:style-name="ce5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5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6" office:value-type="date" office:date-value="2022-06-17"/>
          <table:table-cell table:style-name="ce5" office:value-type="time" office:time-value="PT01H00M00S"/>
          <table:table-cell table:style-name="ce5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5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6" office:value-type="date" office:date-value="2022-06-17"/>
          <table:table-cell table:style-name="ce5" office:value-type="time" office:time-value="PT15H19M59S"/>
          <table:table-cell table:style-name="ce5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5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6" office:value-type="date" office:date-value="2022-06-20"/>
          <table:table-cell table:style-name="ce5" office:value-type="time" office:time-value="PT20H25M00S"/>
          <table:table-cell table:style-name="ce5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5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6" office:value-type="date" office:date-value="2022-06-21"/>
          <table:table-cell table:style-name="ce5" office:value-type="time" office:time-value="PT00H00M00S"/>
          <table:table-cell table:style-name="ce5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5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6" office:value-type="date" office:date-value="2022-06-21"/>
          <table:table-cell table:style-name="ce5" office:value-type="time" office:time-value="PT01H10M00S"/>
          <table:table-cell table:style-name="ce5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5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6" office:value-type="date" office:date-value="2022-06-21"/>
          <table:table-cell table:style-name="ce5" office:value-type="time" office:time-value="PT01H20M00S"/>
          <table:table-cell table:style-name="ce5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5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6" office:value-type="date" office:date-value="2022-06-24"/>
          <table:table-cell table:style-name="ce5" office:value-type="time" office:time-value="PT13H55M00S"/>
          <table:table-cell table:style-name="ce5" office:value-type="time" office:time-value="PT17H40M00S"/>
          <table:table-cell office:value-type="string">
            <text:p><text:span text:style-name="T114">Fix bugs</text:span></text:p>
          </table:table-cell>
          <table:table-cell table:style-name="ce5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6" office:value-type="date" office:date-value="2022-06-25"/>
          <table:table-cell table:style-name="ce5" office:value-type="time" office:time-value="PT21H10M00S"/>
          <table:table-cell table:style-name="ce5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5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6" office:value-type="date" office:date-value="2022-06-25"/>
          <table:table-cell table:style-name="ce5" office:value-type="time" office:time-value="PT21H40M00S"/>
          <table:table-cell table:style-name="ce5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5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6" office:value-type="date" office:date-value="2022-06-26"/>
          <table:table-cell table:style-name="ce5" office:value-type="time" office:time-value="PT12H00M00S"/>
          <table:table-cell table:style-name="ce5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5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6" office:value-type="date" office:date-value="2022-07-05"/>
          <table:table-cell table:style-name="ce5" office:value-type="time" office:time-value="PT15H50M00S"/>
          <table:table-cell table:style-name="ce5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5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6" office:value-type="date" office:date-value="2022-07-07"/>
          <table:table-cell table:style-name="ce5" office:value-type="time" office:time-value="PT20H05M00S"/>
          <table:table-cell table:style-name="ce5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5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6" office:value-type="date" office:date-value="2022-07-09"/>
          <table:table-cell table:style-name="ce5" office:value-type="time" office:time-value="PT12H19M59S"/>
          <table:table-cell table:style-name="ce5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5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6" office:value-type="date" office:date-value="2022-07-13"/>
          <table:table-cell table:style-name="ce5" office:value-type="time" office:time-value="PT15H00M00S"/>
          <table:table-cell table:style-name="ce5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5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6" office:value-type="date" office:date-value="2022-07-13"/>
          <table:table-cell table:style-name="ce5" office:value-type="time" office:time-value="PT19H30M00S"/>
          <table:table-cell table:style-name="ce5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5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6" office:value-type="date" office:date-value="2022-07-27"/>
          <table:table-cell table:style-name="ce5" office:value-type="time" office:time-value="PT22H30M00S"/>
          <table:table-cell table:style-name="ce5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5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6" office:value-type="date" office:date-value="2022-07-27"/>
          <table:table-cell table:style-name="ce5" office:value-type="time" office:time-value="PT08H30M00S"/>
          <table:table-cell table:style-name="ce5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5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6" office:value-type="date" office:date-value="2022-07-27"/>
          <table:table-cell table:style-name="ce5" office:value-type="time" office:time-value="PT11H30M00S"/>
          <table:table-cell table:style-name="ce5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5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6" office:value-type="date" office:date-value="2022-08-08"/>
          <table:table-cell table:style-name="ce5" office:value-type="time" office:time-value="PT15H40M00S"/>
          <table:table-cell table:style-name="ce5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5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6" office:value-type="date" office:date-value="2022-08-08"/>
          <table:table-cell table:style-name="ce5" office:value-type="time" office:time-value="PT19H10M00S"/>
          <table:table-cell table:style-name="ce5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5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6" office:value-type="date" office:date-value="2022-08-10"/>
          <table:table-cell table:style-name="ce5" office:value-type="time" office:time-value="PT16H15M00S"/>
          <table:table-cell table:style-name="ce5" office:value-type="time" office:time-value="PT16H40M00S"/>
          <table:table-cell office:value-type="string">
            <text:p><text:span text:style-name="T128">Alteração do buy-in para float</text:span></text:p>
          </table:table-cell>
          <table:table-cell table:style-name="ce5" table:formula="of:=[.C125]-[.B125]" office:value-type="time" office:time-value="PT00H24M59S"/>
          <table:table-cell table:number-columns-repeated="1024"/>
        </table:table-row>
        <table:table-row table:style-name="ro127">
          <table:table-cell table:style-name="ce6" office:value-type="date" office:date-value="2022-08-17"/>
          <table:table-cell table:style-name="ce5" office:value-type="time" office:time-value="PT21H20M00S"/>
          <table:table-cell table:style-name="ce5" office:value-type="time" office:time-value="PT23H40M00S"/>
          <table:table-cell office:value-type="string">
            <text:p><text:span text:style-name="T129">Ajustes solicitados pelo cliente</text:span></text:p>
          </table:table-cell>
          <table:table-cell table:style-name="ce5" table:formula="of:=[.C126]-[.B126]" office:value-type="time" office:time-value="PT02H20M00S"/>
          <table:table-cell table:number-columns-repeated="1024"/>
        </table:table-row>
        <table:table-row table:style-name="ro128">
          <table:table-cell table:style-name="ce6" office:value-type="date" office:date-value="2022-08-19"/>
          <table:table-cell table:style-name="ce5" office:value-type="time" office:time-value="PT15H30M00S"/>
          <table:table-cell table:style-name="ce5" office:value-type="time" office:time-value="PT22H40M00S"/>
          <table:table-cell office:value-type="string">
            <text:p><text:span text:style-name="T130">Paginação de torneios</text:span></text:p>
          </table:table-cell>
          <table:table-cell table:style-name="ce5" table:formula="of:=[.C127]-[.B127]" office:value-type="time" office:time-value="PT07H10M00S"/>
          <table:table-cell table:number-columns-repeated="1024"/>
        </table:table-row>
        <table:table-row table:style-name="ro129">
          <table:table-cell table:style-name="ce6" office:value-type="date" office:date-value="2022-08-22"/>
          <table:table-cell table:style-name="ce5" office:value-type="time" office:time-value="PT10H00M00S"/>
          <table:table-cell table:style-name="ce5" office:value-type="time" office:time-value="PT10H40M00S"/>
          <table:table-cell office:value-type="string">
            <text:p><text:span text:style-name="T131">Remover campo prêmio e update produção</text:span></text:p>
          </table:table-cell>
          <table:table-cell table:style-name="ce5" table:formula="of:=[.C128]-[.B128]" office:value-type="time" office:time-value="PT00H39M59S"/>
          <table:table-cell table:number-columns-repeated="1024"/>
        </table:table-row>
        <table:table-row table:style-name="ro130">
          <table:table-cell table:style-name="ce6" office:value-type="date" office:date-value="2022-09-08"/>
          <table:table-cell table:style-name="ce5" office:value-type="time" office:time-value="PT11H20M00S"/>
          <table:table-cell table:style-name="ce5" office:value-type="time" office:time-value="PT11H40M00S"/>
          <table:table-cell office:value-type="string">
            <text:p><text:span text:style-name="T132">Ordem dos torneios e update produção</text:span></text:p>
          </table:table-cell>
          <table:table-cell table:style-name="ce5" table:formula="of:=[.C129]-[.B129]" office:value-type="time" office:time-value="PT00H20M00S"/>
          <table:table-cell table:number-columns-repeated="1024"/>
        </table:table-row>
        <table:table-row table:style-name="ro131">
          <table:table-cell table:style-name="ce6" office:value-type="date" office:date-value="2022-09-09"/>
          <table:table-cell table:style-name="ce5" office:value-type="time" office:time-value="PT12H40M00S"/>
          <table:table-cell table:style-name="ce5" office:value-type="time" office:time-value="PT14H10M00S"/>
          <table:table-cell office:value-type="string">
            <text:p><text:span text:style-name="T133">Alterações visuais e correções de bug</text:span></text:p>
          </table:table-cell>
          <table:table-cell table:style-name="ce5" table:formula="of:=[.C130]-[.B130]" office:value-type="time" office:time-value="PT01H30M00S"/>
          <table:table-cell table:number-columns-repeated="1024"/>
        </table:table-row>
        <table:table-row table:style-name="ro132">
          <table:table-cell table:style-name="ce6" office:value-type="date" office:date-value="2022-09-09"/>
          <table:table-cell table:style-name="ce5" office:value-type="time" office:time-value="PT15H30M00S"/>
          <table:table-cell table:style-name="ce5" office:value-type="time" office:time-value="PT17H30M00S"/>
          <table:table-cell office:value-type="string">
            <text:p><text:span text:style-name="T134">Formulário de horários de torneio</text:span></text:p>
          </table:table-cell>
          <table:table-cell table:style-name="ce5" table:formula="of:=[.C131]-[.B131]" office:value-type="time" office:time-value="PT01H59M59S"/>
          <table:table-cell table:number-columns-repeated="1024"/>
        </table:table-row>
        <table:table-row table:style-name="ro133">
          <table:table-cell table:style-name="ce7" office:value-type="date" office:date-value="2022-09-12"/>
          <table:table-cell table:style-name="ce5" office:value-type="time" office:time-value="PT16H30M00S"/>
          <table:table-cell table:style-name="ce5" office:value-type="time" office:time-value="PT18H10M00S"/>
          <table:table-cell office:value-type="string">
            <text:p><text:span text:style-name="T135">Correções algoritmo blinds e cadastro de pagamentos</text:span></text:p>
          </table:table-cell>
          <table:table-cell table:style-name="ce5" table:formula="of:=[.C132]-[.B132]" office:value-type="time" office:time-value="PT01H39M59S"/>
          <table:table-cell table:number-columns-repeated="1024"/>
        </table:table-row>
        <table:table-row table:style-name="ro134">
          <table:table-cell table:style-name="ce7" office:value-type="date" office:date-value="2022-09-12"/>
          <table:table-cell table:style-name="ce5" office:value-type="time" office:time-value="PT19H10M00S"/>
          <table:table-cell table:style-name="ce5" office:value-type="time" office:time-value="PT21H20M00S"/>
          <table:table-cell office:value-type="string">
            <text:p><text:span text:style-name="T136">Cadastro de pagamentos</text:span></text:p>
          </table:table-cell>
          <table:table-cell table:style-name="ce5" table:formula="of:=[.C133]-[.B133]" office:value-type="time" office:time-value="PT02H09M59S"/>
          <table:table-cell table:number-columns-repeated="1024"/>
        </table:table-row>
        <table:table-row table:style-name="ro135">
          <table:table-cell table:style-name="ce7" office:value-type="date" office:date-value="2022-09-14"/>
          <table:table-cell table:style-name="ce5" office:value-type="time" office:time-value="PT18H30M00S"/>
          <table:table-cell table:style-name="ce5" office:value-type="time" office:time-value="PT20H30M00S"/>
          <table:table-cell office:value-type="string">
            <text:p><text:span text:style-name="T137">Cadastro de Banners</text:span></text:p>
          </table:table-cell>
          <table:table-cell table:style-name="ce5" table:formula="of:=[.C134]-[.B134]" office:value-type="time" office:time-value="PT01H59M59S"/>
          <table:table-cell table:number-columns-repeated="1024"/>
        </table:table-row>
        <table:table-row table:style-name="ro136">
          <table:table-cell table:style-name="ce8" office:value-type="date" office:date-value="2022-09-14"/>
          <table:table-cell table:style-name="ce5" office:value-type="time" office:time-value="PT23H20M00S"/>
          <table:table-cell table:style-name="ce5" office:value-type="time" office:time-value="PT24H00M00S"/>
          <table:table-cell office:value-type="string">
            <text:p><text:span text:style-name="T138">Remoção de anúncios e cadastro de banners</text:span></text:p>
          </table:table-cell>
          <table:table-cell table:style-name="ce5" table:formula="of:=[.C135]-[.B135]" office:value-type="time" office:time-value="PT00H40M00S"/>
          <table:table-cell table:number-columns-repeated="1024"/>
        </table:table-row>
        <table:table-row table:style-name="ro137">
          <table:table-cell table:style-name="ce7" office:value-type="date" office:date-value="2022-09-15"/>
          <table:table-cell table:style-name="ce5" office:value-type="time" office:time-value="PT12H19M59S"/>
          <table:table-cell table:style-name="ce5" office:value-type="time" office:time-value="PT13H30M00S"/>
          <table:table-cell office:value-type="string">
            <text:p><text:span text:style-name="T139">Exibição de banners</text:span></text:p>
          </table:table-cell>
          <table:table-cell table:style-name="ce5" table:formula="of:=[.C136]-[.B136]" office:value-type="time" office:time-value="PT01H10M00S"/>
          <table:table-cell table:number-columns-repeated="1024"/>
        </table:table-row>
        <table:table-row table:style-name="ro138">
          <table:table-cell table:style-name="ce7" office:value-type="date" office:date-value="2022-09-15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140">Conversão para dólar</text:span></text:p>
          </table:table-cell>
          <table:table-cell table:style-name="ce5" table:formula="of:=[.C137]-[.B137]" office:value-type="time" office:time-value="PT00H30M00S"/>
          <table:table-cell table:number-columns-repeated="1024"/>
        </table:table-row>
        <table:table-row table:style-name="ro139">
          <table:table-cell table:style-name="ce7" office:value-type="date" office:date-value="2022-09-15"/>
          <table:table-cell table:style-name="ce5" office:value-type="time" office:time-value="PT15H10M00S"/>
          <table:table-cell table:style-name="ce5" office:value-type="time" office:time-value="PT15H30M00S"/>
          <table:table-cell office:value-type="string">
            <text:p><text:span text:style-name="T141">Conversão para dólar</text:span></text:p>
          </table:table-cell>
          <table:table-cell table:style-name="ce5" table:formula="of:=[.C138]-[.B138]" office:value-type="time" office:time-value="PT00H20M00S"/>
          <table:table-cell table:number-columns-repeated="1024"/>
        </table:table-row>
        <table:table-row table:style-name="ro140">
          <table:table-cell table:style-name="ce8" office:value-type="date" office:date-value="2022-09-15"/>
          <table:table-cell table:style-name="ce5" office:value-type="time" office:time-value="PT16H30M00S"/>
          <table:table-cell table:style-name="ce5" office:value-type="time" office:time-value="PT17H10M00S"/>
          <table:table-cell office:value-type="string">
            <text:p><text:span text:style-name="T142">Duas opções de notificação</text:span></text:p>
          </table:table-cell>
          <table:table-cell table:style-name="ce5" table:formula="of:=[.C139]-[.B139]" office:value-type="time" office:time-value="PT00H40M00S"/>
          <table:table-cell table:number-columns-repeated="1024"/>
        </table:table-row>
        <table:table-row table:style-name="ro141">
          <table:table-cell table:style-name="ce8" office:value-type="date" office:date-value="2022-09-15"/>
          <table:table-cell table:style-name="ce5" office:value-type="time" office:time-value="PT17H10M00S"/>
          <table:table-cell table:style-name="ce5" office:value-type="time" office:time-value="PT17H20M00S"/>
          <table:table-cell office:value-type="string">
            <text:p><text:span text:style-name="T143">Update produção</text:span></text:p>
          </table:table-cell>
          <table:table-cell table:style-name="ce5" table:formula="of:=[.C140]-[.B140]" office:value-type="time" office:time-value="PT00H09M59S"/>
          <table:table-cell table:number-columns-repeated="1024"/>
        </table:table-row>
        <table:table-row table:style-name="ro142">
          <table:table-cell table:style-name="ce7" office:value-type="date" office:date-value="2022-09-25"/>
          <table:table-cell table:style-name="ce5" office:value-type="time" office:time-value="PT15H00M00S"/>
          <table:table-cell table:style-name="ce5" office:value-type="time" office:time-value="PT16H30M00S"/>
          <table:table-cell office:value-type="string">
            <text:p><text:span text:style-name="T144">Correções de bugs e update produção</text:span></text:p>
          </table:table-cell>
          <table:table-cell table:style-name="ce5" table:formula="of:=[.C141]-[.B141]" office:value-type="time" office:time-value="PT01H30M00S"/>
          <table:table-cell table:number-columns-repeated="1024"/>
        </table:table-row>
        <table:table-row table:style-name="ro143">
          <table:table-cell table:style-name="ce7" office:value-type="date" office:date-value="2022-10-03"/>
          <table:table-cell table:style-name="ce5" office:value-type="time" office:time-value="PT18H00M00S"/>
          <table:table-cell table:style-name="ce5" office:value-type="time" office:time-value="PT18H50M00S"/>
          <table:table-cell office:value-type="string">
            <text:p><text:span text:style-name="T145">Correções de bugs e update produção</text:span></text:p>
          </table:table-cell>
          <table:table-cell table:style-name="ce5" table:formula="of:=[.C142]-[.B142]" office:value-type="time" office:time-value="PT00H49M59S"/>
          <table:table-cell table:number-columns-repeated="1024"/>
        </table:table-row>
        <table:table-row table:style-name="ro144">
          <table:table-cell table:style-name="ce7" office:value-type="date" office:date-value="2022-10-03"/>
          <table:table-cell table:style-name="ce5" office:value-type="time" office:time-value="PT21H00M00S"/>
          <table:table-cell table:style-name="ce5" office:value-type="time" office:time-value="PT23H30M00S"/>
          <table:table-cell office:value-type="string">
            <text:p><text:span text:style-name="T146">Correções de bugs e update produção</text:span></text:p>
          </table:table-cell>
          <table:table-cell table:style-name="ce5" table:formula="of:=[.C143]-[.B143]" office:value-type="time" office:time-value="PT02H29M59S"/>
          <table:table-cell table:number-columns-repeated="1024"/>
        </table:table-row>
        <table:table-row table:style-name="ro145">
          <table:table-cell table:style-name="ce9" office:value-type="date" office:date-value="2022-10-13"/>
          <table:table-cell table:style-name="ce10" office:value-type="time" office:time-value="PT13H20M00S"/>
          <table:table-cell table:style-name="ce10" office:value-type="time" office:time-value="PT17H34M59S"/>
          <table:table-cell office:value-type="string">
            <text:p>Mudança do filtro de plataforma</text:p>
          </table:table-cell>
          <table:table-cell table:style-name="ce5" table:formula="of:=[.C144]-[.B144]" office:value-type="time" office:time-value="PT04H14M59S"/>
          <table:table-cell table:number-columns-repeated="1024"/>
        </table:table-row>
        <table:table-row table:style-name="ro146">
          <table:table-cell table:number-columns-repeated="4"/>
          <table:table-cell table:style-name="ce5" table:formula="of:=[.C145]-[.B145]" office:value-type="time" office:time-value="PT00H00M00S"/>
          <table:table-cell table:number-columns-repeated="1024"/>
        </table:table-row>
        <table:table-row table:style-name="ro147">
          <table:table-cell table:number-columns-repeated="4"/>
          <table:table-cell table:style-name="ce5" table:formula="of:=[.C146]-[.B146]" office:value-type="time" office:time-value="PT00H00M00S"/>
          <table:table-cell table:number-columns-repeated="1024"/>
        </table:table-row>
        <table:table-row table:style-name="ro148">
          <table:table-cell table:number-columns-repeated="4"/>
          <table:table-cell table:style-name="ce5" table:formula="of:=[.C147]-[.B147]" office:value-type="time" office:time-value="PT00H00M00S"/>
          <table:table-cell table:number-columns-repeated="1024"/>
        </table:table-row>
        <table:table-row table:style-name="ro149">
          <table:table-cell table:number-columns-repeated="4"/>
          <table:table-cell table:style-name="ce5" table:formula="of:=[.C148]-[.B148]" office:value-type="time" office:time-value="PT00H00M00S"/>
          <table:table-cell table:number-columns-repeated="1024"/>
        </table:table-row>
        <table:table-row table:style-name="ro150">
          <table:table-cell table:number-columns-repeated="4"/>
          <table:table-cell table:style-name="ce5" table:formula="of:=[.C149]-[.B149]" office:value-type="time" office:time-value="PT00H00M00S"/>
          <table:table-cell table:number-columns-repeated="1024"/>
        </table:table-row>
        <table:table-row table:style-name="ro151">
          <table:table-cell table:number-columns-repeated="4"/>
          <table:table-cell table:style-name="ce5" table:formula="of:=[.C150]-[.B150]" office:value-type="time" office:time-value="PT00H00M00S"/>
          <table:table-cell table:number-columns-repeated="1024"/>
        </table:table-row>
        <table:table-row table:style-name="ro152">
          <table:table-cell table:number-columns-repeated="4"/>
          <table:table-cell table:style-name="ce5" table:formula="of:=[.C151]-[.B151]" office:value-type="time" office:time-value="PT00H00M00S"/>
          <table:table-cell table:number-columns-repeated="1024"/>
        </table:table-row>
        <table:table-row table:style-name="ro153">
          <table:table-cell table:number-columns-repeated="4"/>
          <table:table-cell table:style-name="ce5" table:formula="of:=[.C152]-[.B152]" office:value-type="time" office:time-value="PT00H00M00S"/>
          <table:table-cell table:number-columns-repeated="1024"/>
        </table:table-row>
        <table:table-row table:style-name="ro1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time-style style:name="NF10001">
      <number:hours number:style="long"/>
      <number:text>:</number:text>
      <number:minutes number:style="long"/>
      <number:text>:</number:text>
      <number:seconds number:style="long"/>
    </number:time-style>
    <number:date-style style:name="NF10002">
      <number:day number:style="short"/>
      <number:text>-</number:text>
      <number:month number:textual="true" number:style="short"/>
      <number:text>-</number:text>
      <number:year number:style="long"/>
    </number:date-style>
    <number:date-style style:name="NF10003">
      <number:day number:style="long"/>
      <number:text>-</number:text>
      <number:month number:textual="true" number:style="short"/>
    </number:date-style>
    <number:date-style style:name="NF10005">
      <number:day number:style="short"/>
      <number:text>-</number:text>
      <number:month number:textual="true" number:style="short"/>
    </number:date-style>
    <number:time-style style:name="NF10006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86.71cm" fo:min-height="86.71cm"/>
      </style:header-style>
      <style:footer-style>
        <style:header-footer-properties svg:height="86.71cm" fo:min-height="86.71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0.204</meta:generator>
    <meta:initial-creator/>
    <meta:creation-date/>
    <meta:editing-cycles/>
    <meta:editing-duration/>
    <dc:date/>
    <dc:creator/>
    <meta:document-statistic/>
  </office:meta>
</office:document-meta>
</file>